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d29100" style:font-size-asian="12pt" style:font-size-complex="12pt"/>
    </style:style>
    <style:style style:name="P4" style:family="paragraph" style:parent-style-name="Standard">
      <style:text-properties fo:font-size="12pt" officeooo:rsid="00085480" officeooo:paragraph-rsid="00da5ac3" style:font-size-asian="12pt" style:font-size-complex="12pt"/>
    </style:style>
    <style:style style:name="P5" style:family="paragraph" style:parent-style-name="Standard">
      <style:text-properties fo:font-size="12pt" officeooo:rsid="000877ec" officeooo:paragraph-rsid="00bcc572" style:font-size-asian="12pt" style:font-size-complex="12pt"/>
    </style:style>
    <style:style style:name="P6" style:family="paragraph" style:parent-style-name="Standard">
      <style:text-properties fo:font-size="12pt" officeooo:rsid="0006bb1f" officeooo:paragraph-rsid="00ad9d6b" style:font-size-asian="12pt" style:font-size-complex="12pt"/>
    </style:style>
    <style:style style:name="P7" style:family="paragraph" style:parent-style-name="Standard">
      <style:text-properties fo:font-size="12pt" officeooo:rsid="0008710b" officeooo:paragraph-rsid="00c098c9" style:font-size-asian="12pt" style:font-size-complex="12pt"/>
    </style:style>
    <style:style style:name="P8" style:family="paragraph" style:parent-style-name="Standard">
      <style:text-properties fo:font-size="12pt" officeooo:rsid="0008710b" officeooo:paragraph-rsid="00c82195" style:font-size-asian="12pt" style:font-size-complex="12pt"/>
    </style:style>
    <style:style style:name="P9" style:family="paragraph" style:parent-style-name="Standard">
      <style:text-properties fo:font-size="12pt" officeooo:rsid="0008710b" officeooo:paragraph-rsid="00d29100" style:font-size-asian="12pt" style:font-size-complex="12pt"/>
    </style:style>
    <style:style style:name="P10" style:family="paragraph" style:parent-style-name="Standard">
      <style:text-properties fo:font-size="12pt" officeooo:rsid="0008710b" officeooo:paragraph-rsid="00cae6d8" style:font-size-asian="12pt" style:font-size-complex="12pt"/>
    </style:style>
    <style:style style:name="P11" style:family="paragraph" style:parent-style-name="Standard">
      <style:text-properties fo:font-size="12pt" officeooo:paragraph-rsid="00cae6d8" style:font-size-asian="12pt" style:font-size-complex="12pt"/>
    </style:style>
    <style:style style:name="P12" style:family="paragraph" style:parent-style-name="Standard">
      <style:text-properties fo:font-size="12pt" officeooo:rsid="007a8e62" officeooo:paragraph-rsid="00e6c96d" style:font-size-asian="12pt" style:font-size-complex="12pt"/>
    </style:style>
    <style:style style:name="P13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6bb1f" officeooo:paragraph-rsid="00aaba98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6bb1f" officeooo:paragraph-rsid="00d29100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592e83" officeooo:paragraph-rsid="0099988c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da5ac3"/>
    </style:style>
    <style:style style:name="P19" style:family="paragraph" style:parent-style-name="Standard">
      <style:text-properties style:text-position="super 58%" fo:font-size="12pt" fo:font-weight="bold" officeooo:rsid="005c5273" officeooo:paragraph-rsid="0006bb1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9988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998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23" style:family="paragraph" style:parent-style-name="Standard">
      <style:paragraph-properties style:writing-mode="lr-tb"/>
      <style:text-properties fo:font-size="12pt" officeooo:rsid="00085480" officeooo:paragraph-rsid="0006bb1f" style:font-size-asian="12pt" style:font-size-complex="12pt"/>
    </style:style>
    <style:style style:name="P24" style:family="paragraph" style:parent-style-name="Standard">
      <style:paragraph-properties style:writing-mode="lr-tb"/>
      <style:text-properties fo:font-size="12pt" fo:font-weight="bold" officeooo:rsid="0006bb1f" officeooo:paragraph-rsid="00dc0a8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c3a232" style:font-size-asian="6pt" style:font-weight-asian="normal" style:font-size-complex="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cc72d5" style:font-size-asian="6pt" style:font-weight-asian="normal" style:font-size-complex="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6pt" fo:font-weight="normal" officeooo:rsid="00592e83" officeooo:paragraph-rsid="00dc0a81" style:font-size-asian="6pt" style:font-weight-asian="normal" style:font-size-complex="6pt" style:font-weight-complex="normal"/>
    </style:style>
    <style:style style:name="P28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T1" style:family="text">
      <style:text-properties officeooo:rsid="000fdd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fb5df" style:font-style-asian="italic" style:font-style-complex="italic"/>
    </style:style>
    <style:style style:name="T4" style:family="text">
      <style:text-properties fo:font-style="italic" officeooo:rsid="00a06a96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7a8e62"/>
    </style:style>
    <style:style style:name="T7" style:family="text">
      <style:text-properties style:text-position="super 58%" officeooo:rsid="00a06a96"/>
    </style:style>
    <style:style style:name="T8" style:family="text">
      <style:text-properties style:text-position="super 58%" fo:font-weight="normal" officeooo:rsid="00ab47b9" style:font-weight-asian="normal" style:font-weight-complex="normal"/>
    </style:style>
    <style:style style:name="T9" style:family="text">
      <style:text-properties style:text-position="super 58%" fo:font-weight="normal" officeooo:rsid="005c5273" style:font-weight-asian="normal" style:font-weight-complex="normal"/>
    </style:style>
    <style:style style:name="T10" style:family="text">
      <style:text-properties style:text-position="super 58%" fo:font-weight="normal" officeooo:rsid="00dc0a81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5aa9d" style:font-style-asian="normal" style:font-style-complex="normal"/>
    </style:style>
    <style:style style:name="T13" style:family="text">
      <style:text-properties officeooo:rsid="0008710b"/>
    </style:style>
    <style:style style:name="T14" style:family="text">
      <style:text-properties officeooo:rsid="0039aa09"/>
    </style:style>
    <style:style style:name="T15" style:family="text">
      <style:text-properties officeooo:rsid="003ac776"/>
    </style:style>
    <style:style style:name="T16" style:family="text">
      <style:text-properties fo:language="fr" fo:country="FR" fo:font-style="italic" style:font-style-asian="italic" style:font-style-complex="italic"/>
    </style:style>
    <style:style style:name="T17" style:family="text">
      <style:text-properties officeooo:rsid="003dd023"/>
    </style:style>
    <style:style style:name="T18" style:family="text">
      <style:text-properties officeooo:rsid="0051609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14866" style:font-weight-asian="bold" style:font-weight-complex="bold"/>
    </style:style>
    <style:style style:name="T21" style:family="text">
      <style:text-properties fo:font-weight="bold" officeooo:rsid="00dc0a81" style:font-weight-asian="bold" style:font-weight-complex="bold"/>
    </style:style>
    <style:style style:name="T22" style:family="text">
      <style:text-properties officeooo:rsid="005a7122"/>
    </style:style>
    <style:style style:name="T23" style:family="text">
      <style:text-properties officeooo:rsid="005d11e7"/>
    </style:style>
    <style:style style:name="T24" style:family="text">
      <style:text-properties officeooo:rsid="006fb5df"/>
    </style:style>
    <style:style style:name="T25" style:family="text">
      <style:text-properties officeooo:rsid="00770230"/>
    </style:style>
    <style:style style:name="T26" style:family="text">
      <style:text-properties style:font-name="Liberation Serif" officeooo:rsid="0096c79a"/>
    </style:style>
    <style:style style:name="T27" style:family="text">
      <style:text-properties style:font-name="Liberation Serif" fo:font-style="italic" officeooo:rsid="00ae59d0" style:font-style-asian="italic" style:font-style-complex="italic"/>
    </style:style>
    <style:style style:name="T28" style:family="text">
      <style:text-properties style:font-name="Liberation Serif" fo:font-style="italic" officeooo:rsid="00b16130" style:font-style-asian="italic" style:font-style-complex="italic"/>
    </style:style>
    <style:style style:name="T29" style:family="text">
      <style:text-properties style:font-name="Liberation Serif" fo:font-style="italic" officeooo:rsid="00b536f9" style:font-style-asian="italic" style:font-style-complex="italic"/>
    </style:style>
    <style:style style:name="T30" style:family="text">
      <style:text-properties style:font-name="Liberation Serif" fo:font-style="italic" officeooo:rsid="00b879b6" style:font-style-asian="italic" style:font-style-complex="italic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1" officeooo:rsid="00941030" style:font-name-asian="Liberation Serif1" style:font-name-complex="Liberation Serif1"/>
    </style:style>
    <style:style style:name="T33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35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36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37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38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39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40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officeooo:rsid="0096c79a"/>
    </style:style>
    <style:style style:name="T44" style:family="text">
      <style:text-properties style:font-name="Liberation Serif1" officeooo:rsid="0008710b"/>
    </style:style>
    <style:style style:name="T45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46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47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48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49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50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51" style:family="text">
      <style:text-properties style:font-name="Liberation Serif1" fo:font-size="12pt" officeooo:rsid="0008710b" style:font-size-asian="12pt" style:font-size-complex="12pt"/>
    </style:style>
    <style:style style:name="T52" style:family="text">
      <style:text-properties officeooo:rsid="009e43e9"/>
    </style:style>
    <style:style style:name="T53" style:family="text">
      <style:text-properties officeooo:rsid="009efeae"/>
    </style:style>
    <style:style style:name="T54" style:family="text">
      <style:text-properties officeooo:rsid="00a7d934"/>
    </style:style>
    <style:style style:name="T55" style:family="text">
      <style:text-properties officeooo:rsid="00a06a96"/>
    </style:style>
    <style:style style:name="T56" style:family="text">
      <style:text-properties officeooo:rsid="009ce653"/>
    </style:style>
    <style:style style:name="T57" style:family="text">
      <style:text-properties officeooo:rsid="0010dfb4"/>
    </style:style>
    <style:style style:name="T58" style:family="text">
      <style:text-properties officeooo:rsid="001215fe"/>
    </style:style>
    <style:style style:name="T59" style:family="text">
      <style:text-properties officeooo:rsid="00146288"/>
    </style:style>
    <style:style style:name="T60" style:family="text">
      <style:text-properties officeooo:rsid="00ab47b9"/>
    </style:style>
    <style:style style:name="T61" style:family="text">
      <style:text-properties officeooo:rsid="00ae59d0"/>
    </style:style>
    <style:style style:name="T62" style:family="text">
      <style:text-properties officeooo:rsid="00affaa1"/>
    </style:style>
    <style:style style:name="T63" style:family="text">
      <style:text-properties officeooo:rsid="00b16130"/>
    </style:style>
    <style:style style:name="T64" style:family="text">
      <style:text-properties officeooo:rsid="00b3061f"/>
    </style:style>
    <style:style style:name="T65" style:family="text">
      <style:text-properties officeooo:rsid="00b536f9"/>
    </style:style>
    <style:style style:name="T66" style:family="text">
      <style:text-properties officeooo:rsid="00b698df"/>
    </style:style>
    <style:style style:name="T67" style:family="text">
      <style:text-properties officeooo:rsid="00b879b6"/>
    </style:style>
    <style:style style:name="T68" style:family="text">
      <style:text-properties officeooo:rsid="00c3a232"/>
    </style:style>
    <style:style style:name="T69" style:family="text">
      <style:text-properties officeooo:rsid="00c82195"/>
    </style:style>
    <style:style style:name="T70" style:family="text">
      <style:text-properties officeooo:rsid="00cff753"/>
    </style:style>
    <style:style style:name="T71" style:family="text">
      <style:text-properties officeooo:rsid="00d4ac56"/>
    </style:style>
    <style:style style:name="T72" style:family="text">
      <style:text-properties officeooo:rsid="00dc0a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><text:span text:style-name="T1">Œuvres</text:span> d’art présentées en début de cours / <text:span text:style-name="T54">niveau cinquième</text:span></text:p>
      <text:p text:style-name="P20"/>
      <text:p text:style-name="P21"><text:span text:style-name="T32">● </text:span>2.<text:span text:style-name="T52">3</text:span> : <text:span text:style-name="T53">2</text:span><text:span text:style-name="T5">e</text:span> partie de l’année (=entre deux vacances), <text:span text:style-name="T53">troisième</text:span> semaine de cette partie</text:p>
      <text:p text:style-name="P21"/>
      <text:p text:style-name="P17"/>
      <text:p text:style-name="P16"><text:span text:style-name="T60">Les portraits, des images qui ne vont pas de soi</text:span><text:span text:style-name="T8">[a]</text:span></text:p>
      <text:p text:style-name="P16"/>
      <text:p text:style-name="P5"><text:span text:style-name="T33">☐ </text:span><text:span text:style-name="T35">œuvre n°01<text:tab/></text:span><text:span text:style-name="T37">(</text:span>1.<text:span text:style-name="T56">5)</text:span><text:tab/><text:span text:style-name="T43">·</text:span><text:span text:style-name="T26"> </text:span><text:span text:style-name="T27">Selfie,</text:span> <text:span text:style-name="T61">2006</text:span> <text:span text:style-name="T1">(Marc Quinn</text:span>, 1<text:span text:style-name="T62">964</text:span>-<text:span text:style-name="T1">)</text:span></text:p>
      <text:p text:style-name="P5"><text:span text:style-name="T33">☐ </text:span><text:span text:style-name="T35">œuvre n°02<text:tab/></text:span><text:span text:style-name="T37">(</text:span>1.<text:span text:style-name="T56">7)</text:span><text:tab/><text:span text:style-name="T43">·</text:span><text:span text:style-name="T26"> </text:span><text:span text:style-name="T28">Les Ménines</text:span>, 1<text:span text:style-name="T63">656</text:span> <text:span text:style-name="T57">(Diego Vélasquez</text:span>, <text:span text:style-name="T64">1599-1660)</text:span></text:p>
      <text:p text:style-name="P5"><text:span text:style-name="T33">☐ </text:span><text:span text:style-name="T35">œuvre n°03<text:tab/></text:span><text:span text:style-name="T37">(</text:span><text:span text:style-name="T36">2</text:span>.<text:span text:style-name="T56">1)</text:span><text:tab/><text:span text:style-name="T43">·</text:span><text:span text:style-name="T26"> </text:span><text:span text:style-name="T29">David avec la tête de Goliath</text:span>, <text:span text:style-name="T65">~1610</text:span> <text:span text:style-name="T58">(Le Caravage</text:span>, <text:span text:style-name="T66">1571-1610)</text:span></text:p>
      <text:p text:style-name="P5"><text:span text:style-name="T33">☐ </text:span><text:span text:style-name="T35">œuvre n°04<text:tab/></text:span><text:span text:style-name="T37">(</text:span><text:span text:style-name="T36">2</text:span>.<text:span text:style-name="T56">3)</text:span><text:tab/><text:span text:style-name="T43">·</text:span><text:span text:style-name="T26"> </text:span><text:span text:style-name="T30">Chop Suey</text:span>, <text:span text:style-name="T67">1929</text:span> <text:span text:style-name="T59">(Edward Hopper</text:span>, 18<text:span text:style-name="T67">82</text:span>-1<text:span text:style-name="T67">967)</text:span></text:p>
      <text:p text:style-name="P6"/>
      <text:p text:style-name="P13"><text:span text:style-name="T70">Le cadre des tableaux, un espace de liberté</text:span> ?<text:span text:style-name="T9">[b]</text:span></text:p>
      <text:p text:style-name="P19"/>
      <text:p text:style-name="P7"><text:span text:style-name="T33">☐ </text:span><text:span text:style-name="T35">œuvre n°0</text:span><text:span text:style-name="T38">5</text:span><text:span text:style-name="T33"> </text:span><text:span text:style-name="T38">(</text:span><text:span text:style-name="T34">2</text:span>.<text:span text:style-name="T69">5)</text:span><text:tab/><text:span text:style-name="T43">·</text:span><text:span text:style-name="T26"> </text:span><text:span text:style-name="T2">Composition en rouge jaune bleu et noir</text:span>, 1921 <text:span text:style-name="T15">(</text:span>Piet Mondriaan, 1872-1944<text:span text:style-name="T14">)</text:span></text:p>
      <text:p text:style-name="P11"><text:span text:style-name="T33">☐ </text:span><text:span text:style-name="T35">œuvre n°0</text:span><text:span text:style-name="T38">6 (</text:span><text:span text:style-name="T34">2.</text:span><text:span text:style-name="T39">7</text:span><text:span text:style-name="T13">)<text:tab/></text:span><text:bookmark text:name="firstHeading"/><text:span text:style-name="T43">·</text:span><text:span text:style-name="T26"> </text:span><text:span text:style-name="T16">Un dimanche après-midi à l'Île de la Grande Jatte</text:span><text:span text:style-name="T13">, 1884 (Georges Seurat,</text:span></text:p>
      <text:p text:style-name="P10"><text:tab/><text:tab/><text:tab/> <text:s/>1859-1891)</text:p>
      <text:p text:style-name="P8"><text:span text:style-name="T33">☐ </text:span><text:span text:style-name="T35">œuvre n°0</text:span><text:span text:style-name="T39">7</text:span><text:span text:style-name="T38"> (</text:span><text:span text:style-name="T39">3.1</text:span><text:span text:style-name="T31">)<text:tab/></text:span><text:span text:style-name="T43">·</text:span><text:span text:style-name="T26"> </text:span><text:span text:style-name="T2">Le cadre</text:span>, 1938 <text:span text:style-name="T17">(</text:span>Frida Kahlo, 1907-1954<text:span text:style-name="T17">)</text:span></text:p>
      <text:p text:style-name="P8"/>
      <text:p text:style-name="P24">Quand une œuvre d’art est-elle terminée ?<text:span text:style-name="T9">[</text:span><text:span text:style-name="T10">c</text:span><text:span text:style-name="T9">]</text:span></text:p>
      <text:p text:style-name="P15"/>
      <text:p text:style-name="P3"><text:span text:style-name="T33">☐ </text:span><text:span text:style-name="T35">œuvre n°0</text:span><text:span text:style-name="T40">8</text:span><text:span text:style-name="T38"> (</text:span><text:span text:style-name="T39">3.</text:span><text:span text:style-name="T40">3</text:span><text:span text:style-name="T44">)<text:tab/></text:span><text:span text:style-name="T43">·</text:span><text:span text:style-name="T26"> </text:span><text:span text:style-name="T2">Mona Lisa</text:span><text:span text:style-name="T11">, </text:span><text:span text:style-name="T12">après 1503</text:span> <text:span text:style-name="T18">(</text:span>Léonard de Vinci, 1452-1519<text:span text:style-name="T18">)</text:span></text:p>
      <text:p text:style-name="P3"><text:span text:style-name="T33">☐ </text:span><text:span text:style-name="T35">œuvre n°0</text:span><text:span text:style-name="T40">9</text:span><text:span text:style-name="T38"> (</text:span><text:span text:style-name="T39">3.</text:span><text:span text:style-name="T40">5</text:span><text:span text:style-name="T44">)<text:tab/></text:span><text:span text:style-name="T43">·</text:span><text:span text:style-name="T26"> </text:span><text:span text:style-name="T2">La Vierge, l’Enfant Jésus avec sainte Anne et saint Jean -Baptiste</text:span>,</text:p>
      <text:p text:style-name="P3"><text:tab/><text:tab/><text:tab/> <text:s/><text:span text:style-name="T71">~</text:span>1500 <text:span text:style-name="T18">(</text:span>Léonard de Vinci, 1452-1519<text:span text:style-name="T18">)</text:span></text:p>
      <text:p text:style-name="P3"><text:span text:style-name="T33">☐ </text:span><text:span text:style-name="T35">œuvre n°</text:span><text:span text:style-name="T40">10</text:span><text:span text:style-name="T38"> (</text:span><text:span text:style-name="T39">3.</text:span><text:span text:style-name="T40">7</text:span><text:span text:style-name="T44">)<text:tab/></text:span><text:span text:style-name="T43">·</text:span><text:span text:style-name="T26"> </text:span><text:span text:style-name="T3">P</text:span><text:span text:style-name="T2">ortrait of Washington</text:span><text:span text:style-name="T11">, </text:span>1796 <text:span text:style-name="T24">(</text:span>Gilbert Stuart, 1755-1828<text:span text:style-name="T24">)</text:span></text:p>
      <text:p text:style-name="P3"><text:span text:style-name="T33">☐ </text:span><text:span text:style-name="T35">œuvre n°</text:span><text:span text:style-name="T40">11</text:span><text:span text:style-name="T38"> (</text:span><text:span text:style-name="T40">4</text:span><text:span text:style-name="T39">.1</text:span><text:span text:style-name="T44">)<text:tab/></text:span><text:span text:style-name="T43">·</text:span><text:span text:style-name="T26"> </text:span><text:span text:style-name="T2">Candy Stack</text:span> <text:span text:style-name="T25">(</text:span>Félix González Torres, 1957-1996<text:span text:style-name="T25">)</text:span></text:p>
      <text:p text:style-name="P9"/>
      <text:p text:style-name="P14">Les statues sont-elles forcément belles ?</text:p>
      <text:p text:style-name="P14"/>
      <text:p text:style-name="P4"><text:span text:style-name="T33">☐ </text:span><text:span text:style-name="T35">œuvre n°</text:span><text:span text:style-name="T40">1</text:span><text:span text:style-name="T41">2</text:span><text:span text:style-name="T38"> (</text:span><text:span text:style-name="T40">4</text:span><text:span text:style-name="T39">.</text:span><text:span text:style-name="T41">3</text:span><text:span text:style-name="T44">)<text:tab/></text:span><text:span text:style-name="T43">·</text:span><text:span text:style-name="T26"> </text:span><text:span text:style-name="T2">Discophore</text:span>, -I<text:span text:style-name="T55">V</text:span><text:span text:style-name="T6">e</text:span>/-V<text:span text:style-name="T6">e</text:span></text:p>
      <text:p text:style-name="P18"><text:span text:style-name="T45">☐ </text:span><text:span text:style-name="T46">œuvre n°</text:span><text:span text:style-name="T47">1</text:span><text:span text:style-name="T50">3</text:span><text:span text:style-name="T48"> (</text:span><text:span text:style-name="T47">4</text:span><text:span text:style-name="T49">.</text:span><text:span text:style-name="T50">5</text:span><text:span text:style-name="T51">)<text:tab/></text:span>· <text:span text:style-name="T4">Laocoon</text:span>, -<text:span text:style-name="T55">I</text:span><text:span text:style-name="T7">e</text:span>/-<text:span text:style-name="T55">II</text:span><text:span text:style-name="T5">e</text:span></text:p>
      <text:p text:style-name="P12"><text:span text:style-name="T33">☐ </text:span><text:span text:style-name="T35">œuvre n°</text:span><text:span text:style-name="T40">1</text:span><text:span text:style-name="T42">4</text:span><text:span text:style-name="T38"> (</text:span><text:span text:style-name="T40">4</text:span><text:span text:style-name="T39">.</text:span><text:span text:style-name="T41">7</text:span><text:span text:style-name="T44">)<text:tab/></text:span><text:span text:style-name="T43">·</text:span><text:span text:style-name="T26"> </text:span><text:span text:style-name="T2">Kunst 3 in Schwäbisch Hall</text:span> (Henry Moore, 1898-1986)</text:p>
      <text:p text:style-name="P14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"/>
      <text:p text:style-name="P25"><text:span text:style-name="T19">[</text:span><text:span text:style-name="T20">a</text:span><text:span text:style-name="T19">]</text:span> <text:span text:style-name="T2">Pourquoi l’art est-il plein de gens tout nus ?</text:span> <text:span text:style-name="T22">de Susie Hodge, </text:span>aux éditions Milan (pages <text:span text:style-name="T68">32</text:span> sqq.) </text:p>
      <text:p text:style-name="P26"><text:span text:style-name="T19">[</text:span><text:span text:style-name="T20">b</text:span><text:span text:style-name="T19">]</text:span> <text:span text:style-name="T2">Pourquoi l’art est-il plein de gens tout nus ?</text:span> <text:span text:style-name="T22">de Susie Hodge, </text:span>aux éditions Milan (pages <text:span text:style-name="T23">16</text:span> sqq.)</text:p>
      <text:p text:style-name="P27"><text:span text:style-name="T19">[</text:span><text:span text:style-name="T21">c</text:span><text:span text:style-name="T19">]</text:span> <text:span text:style-name="T2">Pourquoi l’art est-il plein de gens tout nus ?</text:span> <text:span text:style-name="T22">de Susie Hodge, </text:span>aux éditions Milan (pages <text:span text:style-name="T72">52</text:span> sqq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8:08:20.262982030</dc:date>
    <meta:editing-duration>PT3H34M43S</meta:editing-duration>
    <meta:editing-cycles>143</meta:editing-cycles>
    <meta:document-statistic meta:table-count="0" meta:image-count="0" meta:object-count="0" meta:page-count="1" meta:paragraph-count="26" meta:word-count="297" meta:character-count="1697" meta:non-whitespace-character-count="1415"/>
  </office:meta>
</office:document-meta>
</file>